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467288E0BD0926B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292cm, 6.195cm, 14.78cm, 4.51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42cm" svg:height="22.8cm" svg:x="0.991cm" svg:y="2.591cm">
          <draw:image xlink:href="Pictures/10000000000005E8000007E0467288E0BD0926B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27T13:34:22.644003028</dc:date>
    <meta:editing-duration>PT3M31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